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SYS-0701_1</text:p>
          </table:table-cell>
          <table:table-cell table:style-name="ACE-0" office:value-type="float" office:value="34.661999999999999">
            <text:p>34.662</text:p>
          </table:table-cell>
          <table:table-cell table:style-name="ACE-0" office:value-type="float" office:value="121.45">
            <text:p>121.45</text:p>
          </table:table-cell>
          <table:table-cell table:style-name="ACE-0" office:value-type="float" office:value="41000">
            <text:p>41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189999999999998">
            <text:p>−43.1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LiuEtal2010,Pico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SYS-0701_2</text:p>
          </table:table-cell>
          <table:table-cell table:style-name="ACE-0" office:value-type="float" office:value="34.661999999999999">
            <text:p>34.662</text:p>
          </table:table-cell>
          <table:table-cell table:style-name="ACE-0" office:value-type="float" office:value="121.45">
            <text:p>121.45</text:p>
          </table:table-cell>
          <table:table-cell table:style-name="ACE-0" office:value-type="float" office:value="43000">
            <text:p>43000</text:p>
          </table:table-cell>
          <table:table-cell table:style-name="ACE-0" office:value-type="float" office:value="4000">
            <text:p>40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3.700000000000003">
            <text:p>−43.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LiuEtal2010,Pico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SYS-0701_3</text:p>
          </table:table-cell>
          <table:table-cell table:style-name="ACE-0" office:value-type="float" office:value="34.661999999999999">
            <text:p>34.662</text:p>
          </table:table-cell>
          <table:table-cell table:style-name="ACE-0" office:value-type="float" office:value="121.45">
            <text:p>121.45</text:p>
          </table:table-cell>
          <table:table-cell table:style-name="ACE-0" office:value-type="float" office:value="45000">
            <text:p>45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8.219999999999999">
            <text:p>−48.2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LiuEtal2010,Pico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40034</text:p>
          </table:table-cell>
          <table:table-cell table:style-name="ACE-0" office:value-type="float" office:value="34.661999999999999">
            <text:p>34.662</text:p>
          </table:table-cell>
          <table:table-cell table:style-name="ACE-0" office:value-type="float" office:value="121.45">
            <text:p>121.45</text:p>
          </table:table-cell>
          <table:table-cell table:style-name="ACE-0" office:value-type="float" office:value="43650">
            <text:p>43650</text:p>
          </table:table-cell>
          <table:table-cell table:style-name="ACE-0" office:value-type="float" office:value="1200">
            <text:p>1200</text:p>
          </table:table-cell>
          <table:table-cell table:style-name="ACE-0" office:value-type="string">
            <text:p>mollusc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1.409999999999997">
            <text:p>−51.4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LiuEtal2010,Pico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40035</text:p>
          </table:table-cell>
          <table:table-cell table:style-name="ACE-0" office:value-type="float" office:value="34.661999999999999">
            <text:p>34.662</text:p>
          </table:table-cell>
          <table:table-cell table:style-name="ACE-0" office:value-type="float" office:value="121.45">
            <text:p>121.45</text:p>
          </table:table-cell>
          <table:table-cell table:style-name="ACE-0" office:value-type="float" office:value="45820">
            <text:p>45820</text:p>
          </table:table-cell>
          <table:table-cell table:style-name="ACE-0" office:value-type="float" office:value="1600">
            <text:p>1600</text:p>
          </table:table-cell>
          <table:table-cell table:style-name="ACE-0" office:value-type="string">
            <text:p>mollusc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3.299999999999997">
            <text:p>−53.3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LiuEtal2010,Pico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SYS-0701_4</text:p>
          </table:table-cell>
          <table:table-cell table:style-name="ACE-0" office:value-type="float" office:value="34.661999999999999">
            <text:p>34.662</text:p>
          </table:table-cell>
          <table:table-cell table:style-name="ACE-0" office:value-type="float" office:value="121.45">
            <text:p>121.45</text:p>
          </table:table-cell>
          <table:table-cell table:style-name="ACE-0" office:value-type="float" office:value="48000">
            <text:p>48000</text:p>
          </table:table-cell>
          <table:table-cell table:style-name="ACE-0" office:value-type="float" office:value="5000">
            <text:p>50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5.960000000000001">
            <text:p>−55.96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LiuEtal2010,Pico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Yellow_Se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YS01A</text:p>
          </table:table-cell>
          <table:table-cell table:style-name="ACE-0" office:value-type="float" office:value="35.520000000000003">
            <text:p>35.52</text:p>
          </table:table-cell>
          <table:table-cell table:style-name="ACE-0" office:value-type="float" office:value="122.488">
            <text:p>122.488</text:p>
          </table:table-cell>
          <table:table-cell table:style-name="ACE-0" office:value-type="float" office:value="36200">
            <text:p>3620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foraminifera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7.150000000000006">
            <text:p>−87.1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Gnumeric-default" office:value-type="string">
            <text:p>WangEtal2014,PicoEtal201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20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" gnm:cursor-row="3">
          <gnm:selection gnm:start-col="1" gnm:start-row="3" gnm:end-col="1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8T05:59:1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